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12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2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Y63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8" table:default-cell-style-name="ce4"/>
        <table:table-column table:style-name="co2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3" table:number-columns-repeated="4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9" table:number-columns-repeated="4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11" table:number-columns-repeated="959" table:default-cell-style-name="ce4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Memory</text:p>
          </table:table-cell>
          <table:covered-table-cell table:number-columns-repeated="4" table:style-name="ce1"/>
          <table:table-cell table:style-name="ce12" office:value-type="string" calcext:value-type="string" table:number-columns-spanned="6" table:number-rows-spanned="1">
            <text:p>GPIO</text:p>
          </table:table-cell>
          <table:covered-table-cell table:number-columns-repeated="4" table:style-name="ce24"/>
          <table:covered-table-cell table:style-name="ce12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19.805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16" office:value-type="string" calcext:value-type="string" table:number-columns-spanned="1" table:number-rows-spanned="2">
            <text:p>CCP</text:p>
          </table:table-cell>
          <table:table-cell table:style-name="ce17" office:value-type="string" calcext:value-type="string" table:number-columns-spanned="4" table:number-rows-spanned="1">
            <text:p>PCA PWM</text:p>
          </table:table-cell>
          <table:covered-table-cell table:number-columns-repeated="2" table:style-name="ce18"/>
          <table:covered-table-cell table:style-name="ce19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29.503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503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3" table:number-rows-spanned="1">
            <text:p>ADC</text:p>
          </table:table-cell>
          <table:covered-table-cell table:number-columns-repeated="2" table:style-name="ce1"/>
          <table:table-cell table:style-name="ce10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21" table:number-columns-repeated="959"/>
          <table:table-cell table:style-name="ce25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3.702cm" svg:y="0.22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4.402cm" svg:y="0.22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102cm" svg:y="0.22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22" table:number-columns-repeated="959"/>
          <table:table-cell table:style-name="ce25" table:number-columns-repeated="11"/>
        </table:table-row>
        <table:table-row table:style-name="ro3">
          <table:table-cell table:style-name="ce9" office:value-type="string" calcext:value-type="string">
            <text:p>STC8H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6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12*1024" office:value-type="float" office:value="12288" calcext:value-type="float">
            <text:p>1228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4*1024" office:value-type="float" office:value="24576" calcext:value-type="float">
            <text:p>24576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8*1024" office:value-type="float" office:value="28672" calcext:value-type="float">
            <text:p>2867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33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3*1024" office:value-type="float" office:value="33792" calcext:value-type="float">
            <text:p>337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08TR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7TR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R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R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R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8K32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8K48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H8K64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office:annotation draw:style-name="gr2" draw:text-style-name="P2" svg:width="2.899cm" svg:height="1.799cm" svg:x="26.506cm" svg:y="10.549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10.549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48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16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17.774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2" draw:text-style-name="P2" svg:width="2.899cm" svg:height="2.176cm" svg:x="29.503cm" svg:y="17.774cm" draw:caption-point-x="-0.61cm" draw:caption-point-y="1.51cm">
              <dc:date>2022-06-13T00:00:00</dc:date>
              <text:p text:style-name="P1">P5 doesn't have pins 5/6/6, so that's a total of 45 channels, instead of 48.</text:p>
            </office:annotation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0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19.58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5W408AS-35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office:annotation draw:style-name="gr2" draw:text-style-name="P2" svg:width="2.899cm" svg:height="1.799cm" svg:x="5.799cm" svg:y="23.192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23.192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1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42*1024" office:value-type="float" office:value="43008" calcext:value-type="float">
            <text:p>4300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23.644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32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6*1024" office:value-type="float" office:value="26624" calcext:value-type="float">
            <text:p>266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0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0*1024" office:value-type="float" office:value="40960" calcext:value-type="float">
            <text:p>40960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8*1024" office:value-type="float" office:value="18432" calcext:value-type="float">
            <text:p>1843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8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0*1024" office:value-type="float" office:value="10240" calcext:value-type="float">
            <text:p>1024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5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56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office:annotation draw:style-name="gr2" draw:text-style-name="P2" svg:width="2.899cm" svg:height="1.799cm" svg:x="25.806cm" svg:y="25.902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60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number-columns-repeated="2"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5" office:value-type="string" calcext:value-type="string">
            <office:annotation draw:style-name="gr2" draw:text-style-name="P2" svg:width="2.899cm" svg:height="1.799cm" svg:x="3.699cm" svg:y="26.805cm" draw:caption-point-x="-0.61cm" draw:caption-point-y="1.51cm">
              <dc:date>2022-05-31T00:00:00</dc:date>
              <text:p text:style-name="P1"><text:span text:style-name="T1">Not supported, listed only for comparison.</text:span></text:p>
            </office:annotation>
            <text:p>STC90C58RD+-40I</text:p>
          </table:table-cell>
          <table:table-cell table:style-name="ce14" office:value-type="string" calcext:value-type="string">
            <text:p>3.3</text:p>
          </table:table-cell>
          <table:table-cell table:style-name="ce14" office:value-type="string" calcext:value-type="string">
            <text:p>5.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32*1024" office:value-type="float" office:value="32768" calcext:value-type="float">
            <text:p>32768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formula="of:=29*1024" office:value-type="float" office:value="29696" calcext:value-type="float">
            <text:p>2969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office:annotation draw:style-name="gr4" draw:text-style-name="P2" svg:width="2.899cm" svg:height="3.361cm" svg:x="12.201cm" svg:y="26.805cm" draw:caption-point-x="-0.61cm" draw:caption-point-y="1.51cm">
              <dc:date>2022-05-19T00:00:00</dc:date>
              <text:p text:style-name="P1"><text:span text:style-name="T1">Upon reset, P0 is configured in open-drain mode whereas all other ports are in quasi-bidirectional mode.</text:span></text:p>
            </office:annotation>
            <text:p>0-4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8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23" table:number-columns-repeated="959"/>
          <table:table-cell table:number-columns-repeated="11"/>
        </table:table-row>
        <table:table-row table:style-name="ro3">
          <table:table-cell table:style-name="ce9"/>
          <table:table-cell table:style-name="ce15" table:number-columns-repeated="50"/>
          <table:table-cell table:style-name="ce23" table:number-columns-repeated="959"/>
          <table:table-cell table:number-columns-repeated="11"/>
        </table:table-row>
        <table:table-row table:style-name="ro3" table:number-rows-repeated="104851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8:17:01.4006565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06-13T18:18:12.184494311</dc:date>
    <meta:editing-duration>PT20H45M46S</meta:editing-duration>
    <meta:editing-cycles>35</meta:editing-cycles>
    <meta:generator>LibreOffice/7.3.3.2$Linux_X86_64 LibreOffice_project/30$Build-2</meta:generator>
    <meta:document-statistic meta:table-count="1" meta:cell-count="3119" meta:object-count="0"/>
  </office:meta>
</office:document-meta>
</file>